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2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4.5cm" svg:y1="3.7cm" svg:x2="4.5cm" svg:y2="7.7cm">
            <text:p/>
          </draw:line>
          <draw:line draw:style-name="gr1" draw:text-style-name="P1" draw:layer="layout" svg:x1="4cm" svg:y1="3.7cm" svg:x2="5cm" svg:y2="3.7cm">
            <text:p/>
          </draw:line>
        </draw:g>
        <draw:circle draw:style-name="gr2" draw:text-style-name="P1" draw:layer="layout" svg:width="1cm" svg:height="1cm" svg:x="4cm" svg:y="2.2cm">
          <text:p/>
        </draw:circle>
        <draw:g>
          <draw:line draw:style-name="gr1" draw:text-style-name="P1" draw:layer="layout" svg:x1="5.366cm" svg:y1="2.2cm" svg:x2="8.83cm" svg:y2="0.2cm">
            <text:p/>
          </draw:line>
          <draw:line draw:style-name="gr1" draw:text-style-name="P1" draw:layer="layout" svg:x1="5.616cm" svg:y1="2.633cm" svg:x2="5.116cm" svg:y2="1.767cm">
            <text:p/>
          </draw:line>
        </draw:g>
        <draw:g>
          <draw:line draw:style-name="gr1" draw:text-style-name="P1" draw:layer="layout" svg:x1="3.634cm" svg:y1="2.2cm" svg:x2="0.17cm" svg:y2="0.2cm">
            <text:p/>
          </draw:line>
          <draw:line draw:style-name="gr1" draw:text-style-name="P1" draw:layer="layout" svg:x1="3.884cm" svg:y1="1.767cm" svg:x2="3.384cm" svg:y2="2.633cm">
            <text:p/>
          </draw:line>
        </draw:g>
        <draw:frame draw:style-name="gr3" draw:layer="layout" svg:width="2.5cm" svg:height="1.17cm" svg:x="1.2cm" svg:y="2.4cm">
          <draw:text-box>
            <text:p>(Z<text:span text:style-name="T1">1</text:span>,Q<text:span text:style-name="T1">1</text:span>)</text:p>
          </draw:text-box>
        </draw:frame>
        <draw:frame draw:style-name="gr3" draw:layer="layout" svg:width="2.5cm" svg:height="1.17cm" svg:x="5.4cm" svg:y="1.9cm">
          <draw:text-box>
            <text:p>(Z<text:span text:style-name="T1">3</text:span>,Q<text:span text:style-name="T1">3</text:span>)</text:p>
          </draw:text-box>
        </draw:frame>
        <draw:frame draw:style-name="gr3" draw:layer="layout" svg:width="2.5cm" svg:height="1.17cm" svg:x="4.7cm" svg:y="3.5cm">
          <draw:text-box>
            <text:p>(Z<text:span text:style-name="T1">2</text:span>,Q<text:span text:style-name="T1">2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Coulet</meta:initial-creator>
    <meta:creation-date>2018-11-09T11:39:16.97</meta:creation-date>
    <dc:date>2018-11-16T16:33:05.71</dc:date>
    <dc:creator>Christophe Coulet</dc:creator>
    <meta:editing-duration>PT9M59S</meta:editing-duration>
    <meta:editing-cycles>2</meta:editing-cycles>
    <meta:generator>OpenOffice/4.1.3$Win32 OpenOffice.org_project/413m1$Build-9783</meta:generator>
    <meta:document-statistic meta:object-count="13"/>
  </office:meta>
</office:document-meta>
</file>